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1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ut_RL_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[.A1]&amp;&quot;;&quot;&amp;[.B1]&amp;&quot;;&quot;&amp;[.C1]&amp;&quot;;&quot;&amp;[.D1]" office:value-type="string" office:string-value="1;&quot;rak.wav&quot;;&quot;X_mofig.wav&quot;;&quot;lut.wav&quot;">
            <text:p>1;"rak.wav";"X_mofig.wav";"lut.wav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[.A2]&amp;&quot;;&quot;&amp;[.B2]&amp;&quot;;&quot;&amp;[.C2]&amp;&quot;;&quot;&amp;[.D2]" office:value-type="string" office:string-value="2;&quot;rak.wav&quot;;&quot;X_seta.wav&quot;;&quot;lut.wav&quot;">
            <text:p>2;"rak.wav";"X_seta.wav";"lut.wav"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[.A3]&amp;&quot;;&quot;&amp;[.B3]&amp;&quot;;&quot;&amp;[.C3]&amp;&quot;;&quot;&amp;[.D3]" office:value-type="string" office:string-value="3;&quot;rak.wav&quot;;&quot;X_wiffel.wav&quot;;&quot;lut.wav&quot;">
            <text:p>3;"rak.wav";"X_wiffel.wav";"lut.wav"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[.A4]&amp;&quot;;&quot;&amp;[.B4]&amp;&quot;;&quot;&amp;[.C4]&amp;&quot;;&quot;&amp;[.D4]" office:value-type="string" office:string-value="4;&quot;rak.wav&quot;;&quot;X_rogges.wav&quot;;&quot;lut.wav&quot;">
            <text:p>4;"rak.wav";"X_rogges.wav";"lut.wav"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[.A5]&amp;&quot;;&quot;&amp;[.B5]&amp;&quot;;&quot;&amp;[.C5]&amp;&quot;;&quot;&amp;[.D5]" office:value-type="string" office:string-value="5;&quot;rak.wav&quot;;&quot;X_kengel.wav&quot;;&quot;lut.wav&quot;">
            <text:p>5;"rak.wav";"X_kengel.wav";"lut.wav"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[.A6]&amp;&quot;;&quot;&amp;[.B6]&amp;&quot;;&quot;&amp;[.C6]&amp;&quot;;&quot;&amp;[.D6]" office:value-type="string" office:string-value="6;&quot;rak.wav&quot;;&quot;X_kasi.wav&quot;;&quot;lut.wav&quot;">
            <text:p>6;"rak.wav";"X_kasi.wav";"lut.wav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[.A7]&amp;&quot;;&quot;&amp;[.B7]&amp;&quot;;&quot;&amp;[.C7]&amp;&quot;;&quot;&amp;[.D7]" office:value-type="string" office:string-value="7;&quot;rak.wav&quot;;&quot;X_loga.wav&quot;;&quot;lut.wav&quot;">
            <text:p>7;"rak.wav";"X_loga.wav";"lut.wav"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[.A8]&amp;&quot;;&quot;&amp;[.B8]&amp;&quot;;&quot;&amp;[.C8]&amp;&quot;;&quot;&amp;[.D8]" office:value-type="string" office:string-value="8;&quot;rak.wav&quot;;&quot;X_snigger.wav&quot;;&quot;lut.wav&quot;">
            <text:p>8;"rak.wav";"X_snigger.wav";"lut.wav"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[.A9]&amp;&quot;;&quot;&amp;[.B9]&amp;&quot;;&quot;&amp;[.C9]&amp;&quot;;&quot;&amp;[.D9]" office:value-type="string" office:string-value="9;&quot;rak.wav&quot;;&quot;X_noeba.wav&quot;;&quot;lut.wav&quot;">
            <text:p>9;"rak.wav";"X_noeba.wav";"lut.wav"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[.A10]&amp;&quot;;&quot;&amp;[.B10]&amp;&quot;;&quot;&amp;[.C10]&amp;&quot;;&quot;&amp;[.D10]" office:value-type="string" office:string-value="10;&quot;rak.wav&quot;;&quot;X_domo.wav&quot;;&quot;lut.wav&quot;">
            <text:p>10;"rak.wav";"X_domo.wav";"lut.wav"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[.A11]&amp;&quot;;&quot;&amp;[.B11]&amp;&quot;;&quot;&amp;[.C11]&amp;&quot;;&quot;&amp;[.D11]" office:value-type="string" office:string-value="11;&quot;rak.wav&quot;;&quot;X_wadim.wav&quot;;&quot;lut.wav&quot;">
            <text:p>11;"rak.wav";"X_wadim.wav";"lut.wav"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[.A12]&amp;&quot;;&quot;&amp;[.B12]&amp;&quot;;&quot;&amp;[.C12]&amp;&quot;;&quot;&amp;[.D12]" office:value-type="string" office:string-value="12;&quot;rak.wav&quot;;&quot;X_banip.wav&quot;;&quot;lut.wav&quot;">
            <text:p>12;"rak.wav";"X_banip.wav";"lut.wav"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[.A13]&amp;&quot;;&quot;&amp;[.B13]&amp;&quot;;&quot;&amp;[.C13]&amp;&quot;;&quot;&amp;[.D13]" office:value-type="string" office:string-value="13;&quot;rak.wav&quot;;&quot;X_rajee.wav&quot;;&quot;lut.wav&quot;">
            <text:p>13;"rak.wav";"X_rajee.wav";"lut.wav"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[.A14]&amp;&quot;;&quot;&amp;[.B14]&amp;&quot;;&quot;&amp;[.C14]&amp;&quot;;&quot;&amp;[.D14]" office:value-type="string" office:string-value="14;&quot;rak.wav&quot;;&quot;X_plizet.wav&quot;;&quot;lut.wav&quot;">
            <text:p>14;"rak.wav";"X_plizet.wav";"lut.wav"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[.A15]&amp;&quot;;&quot;&amp;[.B15]&amp;&quot;;&quot;&amp;[.C15]&amp;&quot;;&quot;&amp;[.D15]" office:value-type="string" office:string-value="15;&quot;rak.wav&quot;;&quot;X_naspoe.wav&quot;;&quot;lut.wav&quot;">
            <text:p>15;"rak.wav";"X_naspoe.wav";"lut.wav"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[.A16]&amp;&quot;;&quot;&amp;[.B16]&amp;&quot;;&quot;&amp;[.C16]&amp;&quot;;&quot;&amp;[.D16]" office:value-type="string" office:string-value="16;&quot;rak.wav&quot;;&quot;X_fidan.wav&quot;;&quot;lut.wav&quot;">
            <text:p>16;"rak.wav";"X_fidan.wav";"lut.wav"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[.A17]&amp;&quot;;&quot;&amp;[.B17]&amp;&quot;;&quot;&amp;[.C17]&amp;&quot;;&quot;&amp;[.D17]" office:value-type="string" office:string-value="17;&quot;rak.wav&quot;;&quot;X_nilbo.wav&quot;;&quot;lut.wav&quot;">
            <text:p>17;"rak.wav";"X_nilbo.wav";"lut.wav"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[.A18]&amp;&quot;;&quot;&amp;[.B18]&amp;&quot;;&quot;&amp;[.C18]&amp;&quot;;&quot;&amp;[.D18]" office:value-type="string" office:string-value="18;&quot;rak.wav&quot;;&quot;X_poemer.wav&quot;;&quot;lut.wav&quot;">
            <text:p>18;"rak.wav";"X_poemer.wav";"lut.wav"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[.A19]&amp;&quot;;&quot;&amp;[.B19]&amp;&quot;;&quot;&amp;[.C19]&amp;&quot;;&quot;&amp;[.D19]" office:value-type="string" office:string-value="19;&quot;rak.wav&quot;;&quot;X_tita.wav&quot;;&quot;lut.wav&quot;">
            <text:p>19;"rak.wav";"X_tita.wav";"lut.wav"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[.A20]&amp;&quot;;&quot;&amp;[.B20]&amp;&quot;;&quot;&amp;[.C20]&amp;&quot;;&quot;&amp;[.D20]" office:value-type="string" office:string-value="20;&quot;rak.wav&quot;;&quot;X_bensim.wav&quot;;&quot;lut.wav&quot;">
            <text:p>20;"rak.wav";"X_bensim.wav";"lut.wav"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[.A21]&amp;&quot;;&quot;&amp;[.B21]&amp;&quot;;&quot;&amp;[.C21]&amp;&quot;;&quot;&amp;[.D21]" office:value-type="string" office:string-value="21;&quot;rak.wav&quot;;&quot;X_gopem.wav&quot;;&quot;lut.wav&quot;">
            <text:p>21;"rak.wav";"X_gopem.wav";"lut.wav"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[.A22]&amp;&quot;;&quot;&amp;[.B22]&amp;&quot;;&quot;&amp;[.C22]&amp;&quot;;&quot;&amp;[.D22]" office:value-type="string" office:string-value="22;&quot;rak.wav&quot;;&quot;X_sulep.wav&quot;;&quot;lut.wav&quot;">
            <text:p>22;"rak.wav";"X_sulep.wav";"lut.wav"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[.A23]&amp;&quot;;&quot;&amp;[.B23]&amp;&quot;;&quot;&amp;[.C23]&amp;&quot;;&quot;&amp;[.D23]" office:value-type="string" office:string-value="23;&quot;rak.wav&quot;;&quot;X_hiftam.wav&quot;;&quot;lut.wav&quot;">
            <text:p>23;"rak.wav";"X_hiftam.wav";"lut.wav"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[.A24]&amp;&quot;;&quot;&amp;[.B24]&amp;&quot;;&quot;&amp;[.C24]&amp;&quot;;&quot;&amp;[.D24]" office:value-type="string" office:string-value="24;&quot;rak.wav&quot;;&quot;X_vami.wav&quot;;&quot;lut.wav&quot;">
            <text:p>24;"rak.wav";"X_vami.wav";"lut.wav"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[.A25]&amp;&quot;;&quot;&amp;[.B25]&amp;&quot;;&quot;&amp;[.C25]&amp;&quot;;&quot;&amp;[.D25]" office:value-type="string" office:string-value="25;&quot;sot.wav&quot;;&quot;X_mofig.wav&quot;;&quot;toef.wav&quot;">
            <text:p>25;"sot.wav";"X_mofig.wav";"toef.wav"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[.A26]&amp;&quot;;&quot;&amp;[.B26]&amp;&quot;;&quot;&amp;[.C26]&amp;&quot;;&quot;&amp;[.D26]" office:value-type="string" office:string-value="26;&quot;sot.wav&quot;;&quot;X_seta.wav&quot;;&quot;toef.wav&quot;">
            <text:p>26;"sot.wav";"X_seta.wav";"toef.wav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[.A27]&amp;&quot;;&quot;&amp;[.B27]&amp;&quot;;&quot;&amp;[.C27]&amp;&quot;;&quot;&amp;[.D27]" office:value-type="string" office:string-value="27;&quot;sot.wav&quot;;&quot;X_wiffel.wav&quot;;&quot;toef.wav&quot;">
            <text:p>27;"sot.wav";"X_wiffel.wav";"toef.wav"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[.A28]&amp;&quot;;&quot;&amp;[.B28]&amp;&quot;;&quot;&amp;[.C28]&amp;&quot;;&quot;&amp;[.D28]" office:value-type="string" office:string-value="28;&quot;sot.wav&quot;;&quot;X_rogges.wav&quot;;&quot;toef.wav&quot;">
            <text:p>28;"sot.wav";"X_rogges.wav";"toef.wav"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[.A29]&amp;&quot;;&quot;&amp;[.B29]&amp;&quot;;&quot;&amp;[.C29]&amp;&quot;;&quot;&amp;[.D29]" office:value-type="string" office:string-value="29;&quot;sot.wav&quot;;&quot;X_kengel.wav&quot;;&quot;toef.wav&quot;">
            <text:p>29;"sot.wav";"X_kengel.wav";"toef.wav"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[.A30]&amp;&quot;;&quot;&amp;[.B30]&amp;&quot;;&quot;&amp;[.C30]&amp;&quot;;&quot;&amp;[.D30]" office:value-type="string" office:string-value="30;&quot;sot.wav&quot;;&quot;X_kasi.wav&quot;;&quot;toef.wav&quot;">
            <text:p>30;"sot.wav";"X_kasi.wav";"toef.wav"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[.A31]&amp;&quot;;&quot;&amp;[.B31]&amp;&quot;;&quot;&amp;[.C31]&amp;&quot;;&quot;&amp;[.D31]" office:value-type="string" office:string-value="31;&quot;sot.wav&quot;;&quot;X_loga.wav&quot;;&quot;toef.wav&quot;">
            <text:p>31;"sot.wav";"X_loga.wav";"toef.wav"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[.A32]&amp;&quot;;&quot;&amp;[.B32]&amp;&quot;;&quot;&amp;[.C32]&amp;&quot;;&quot;&amp;[.D32]" office:value-type="string" office:string-value="32;&quot;sot.wav&quot;;&quot;X_snigger.wav&quot;;&quot;toef.wav&quot;">
            <text:p>32;"sot.wav";"X_snigger.wav";"toef.wav"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[.A33]&amp;&quot;;&quot;&amp;[.B33]&amp;&quot;;&quot;&amp;[.C33]&amp;&quot;;&quot;&amp;[.D33]" office:value-type="string" office:string-value="33;&quot;sot.wav&quot;;&quot;X_noeba.wav&quot;;&quot;toef.wav&quot;">
            <text:p>33;"sot.wav";"X_noeba.wav";"toef.wav"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[.A34]&amp;&quot;;&quot;&amp;[.B34]&amp;&quot;;&quot;&amp;[.C34]&amp;&quot;;&quot;&amp;[.D34]" office:value-type="string" office:string-value="34;&quot;sot.wav&quot;;&quot;X_domo.wav&quot;;&quot;toef.wav&quot;">
            <text:p>34;"sot.wav";"X_domo.wav";"toef.wav"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[.A35]&amp;&quot;;&quot;&amp;[.B35]&amp;&quot;;&quot;&amp;[.C35]&amp;&quot;;&quot;&amp;[.D35]" office:value-type="string" office:string-value="35;&quot;sot.wav&quot;;&quot;X_wadim.wav&quot;;&quot;toef.wav&quot;">
            <text:p>35;"sot.wav";"X_wadim.wav";"toef.wav"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[.A36]&amp;&quot;;&quot;&amp;[.B36]&amp;&quot;;&quot;&amp;[.C36]&amp;&quot;;&quot;&amp;[.D36]" office:value-type="string" office:string-value="36;&quot;sot.wav&quot;;&quot;X_banip.wav&quot;;&quot;toef.wav&quot;">
            <text:p>36;"sot.wav";"X_banip.wav";"toef.wav"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[.A37]&amp;&quot;;&quot;&amp;[.B37]&amp;&quot;;&quot;&amp;[.C37]&amp;&quot;;&quot;&amp;[.D37]" office:value-type="string" office:string-value="37;&quot;sot.wav&quot;;&quot;X_rajee.wav&quot;;&quot;toef.wav&quot;">
            <text:p>37;"sot.wav";"X_rajee.wav";"toef.wav"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[.A38]&amp;&quot;;&quot;&amp;[.B38]&amp;&quot;;&quot;&amp;[.C38]&amp;&quot;;&quot;&amp;[.D38]" office:value-type="string" office:string-value="38;&quot;sot.wav&quot;;&quot;X_plizet.wav&quot;;&quot;toef.wav&quot;">
            <text:p>38;"sot.wav";"X_plizet.wav";"toef.wav"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[.A39]&amp;&quot;;&quot;&amp;[.B39]&amp;&quot;;&quot;&amp;[.C39]&amp;&quot;;&quot;&amp;[.D39]" office:value-type="string" office:string-value="39;&quot;sot.wav&quot;;&quot;X_naspoe.wav&quot;;&quot;toef.wav&quot;">
            <text:p>39;"sot.wav";"X_naspoe.wav";"toef.wav"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[.A40]&amp;&quot;;&quot;&amp;[.B40]&amp;&quot;;&quot;&amp;[.C40]&amp;&quot;;&quot;&amp;[.D40]" office:value-type="string" office:string-value="40;&quot;sot.wav&quot;;&quot;X_fidan.wav&quot;;&quot;toef.wav&quot;">
            <text:p>40;"sot.wav";"X_fidan.wav";"toef.wav"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[.A41]&amp;&quot;;&quot;&amp;[.B41]&amp;&quot;;&quot;&amp;[.C41]&amp;&quot;;&quot;&amp;[.D41]" office:value-type="string" office:string-value="41;&quot;sot.wav&quot;;&quot;X_nilbo.wav&quot;;&quot;toef.wav&quot;">
            <text:p>41;"sot.wav";"X_nilbo.wav";"toef.wav"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[.A42]&amp;&quot;;&quot;&amp;[.B42]&amp;&quot;;&quot;&amp;[.C42]&amp;&quot;;&quot;&amp;[.D42]" office:value-type="string" office:string-value="42;&quot;sot.wav&quot;;&quot;X_poemer.wav&quot;;&quot;toef.wav&quot;">
            <text:p>42;"sot.wav";"X_poemer.wav";"toef.wav"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[.A43]&amp;&quot;;&quot;&amp;[.B43]&amp;&quot;;&quot;&amp;[.C43]&amp;&quot;;&quot;&amp;[.D43]" office:value-type="string" office:string-value="43;&quot;sot.wav&quot;;&quot;X_tita.wav&quot;;&quot;toef.wav&quot;">
            <text:p>43;"sot.wav";"X_tita.wav";"toef.wav"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[.A44]&amp;&quot;;&quot;&amp;[.B44]&amp;&quot;;&quot;&amp;[.C44]&amp;&quot;;&quot;&amp;[.D44]" office:value-type="string" office:string-value="44;&quot;sot.wav&quot;;&quot;X_bensim.wav&quot;;&quot;toef.wav&quot;">
            <text:p>44;"sot.wav";"X_bensim.wav";"toef.wav"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[.A45]&amp;&quot;;&quot;&amp;[.B45]&amp;&quot;;&quot;&amp;[.C45]&amp;&quot;;&quot;&amp;[.D45]" office:value-type="string" office:string-value="45;&quot;sot.wav&quot;;&quot;X_gopem.wav&quot;;&quot;toef.wav&quot;">
            <text:p>45;"sot.wav";"X_gopem.wav";"toef.wav"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[.A46]&amp;&quot;;&quot;&amp;[.B46]&amp;&quot;;&quot;&amp;[.C46]&amp;&quot;;&quot;&amp;[.D46]" office:value-type="string" office:string-value="46;&quot;sot.wav&quot;;&quot;X_sulep.wav&quot;;&quot;toef.wav&quot;">
            <text:p>46;"sot.wav";"X_sulep.wav";"toef.wav"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[.A47]&amp;&quot;;&quot;&amp;[.B47]&amp;&quot;;&quot;&amp;[.C47]&amp;&quot;;&quot;&amp;[.D47]" office:value-type="string" office:string-value="47;&quot;sot.wav&quot;;&quot;X_hiftam.wav&quot;;&quot;toef.wav&quot;">
            <text:p>47;"sot.wav";"X_hiftam.wav";"toef.wav"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[.A48]&amp;&quot;;&quot;&amp;[.B48]&amp;&quot;;&quot;&amp;[.C48]&amp;&quot;;&quot;&amp;[.D48]" office:value-type="string" office:string-value="48;&quot;sot.wav&quot;;&quot;X_vami.wav&quot;;&quot;toef.wav&quot;">
            <text:p>48;"sot.wav";"X_vami.wav";"toef.wav"</text:p>
          </table:table-cell>
        </table:table-row>
      </table:table>
      <table:table table:name="toef_RL_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[.A1]&amp;&quot;;&quot;&amp;[.B1]&amp;&quot;;&quot;&amp;[.C1]&amp;&quot;;&quot;&amp;[.D1]" office:value-type="string" office:string-value="1;&quot;rak.wav&quot;;&quot;X_mofig.wav&quot;;&quot;lut.wav&quot;">
            <text:p>1;"rak.wav";"X_mofig.wav";"lut.wav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[.A2]&amp;&quot;;&quot;&amp;[.B2]&amp;&quot;;&quot;&amp;[.C2]&amp;&quot;;&quot;&amp;[.D2]" office:value-type="string" office:string-value="2;&quot;rak.wav&quot;;&quot;X_seta.wav&quot;;&quot;lut.wav&quot;">
            <text:p>2;"rak.wav";"X_seta.wav";"lut.wav"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[.A3]&amp;&quot;;&quot;&amp;[.B3]&amp;&quot;;&quot;&amp;[.C3]&amp;&quot;;&quot;&amp;[.D3]" office:value-type="string" office:string-value="3;&quot;rak.wav&quot;;&quot;X_wiffel.wav&quot;;&quot;lut.wav&quot;">
            <text:p>3;"rak.wav";"X_wiffel.wav";"lut.wav"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[.A4]&amp;&quot;;&quot;&amp;[.B4]&amp;&quot;;&quot;&amp;[.C4]&amp;&quot;;&quot;&amp;[.D4]" office:value-type="string" office:string-value="4;&quot;rak.wav&quot;;&quot;X_rogges.wav&quot;;&quot;lut.wav&quot;">
            <text:p>4;"rak.wav";"X_rogges.wav";"lut.wav"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[.A5]&amp;&quot;;&quot;&amp;[.B5]&amp;&quot;;&quot;&amp;[.C5]&amp;&quot;;&quot;&amp;[.D5]" office:value-type="string" office:string-value="5;&quot;rak.wav&quot;;&quot;X_kengel.wav&quot;;&quot;lut.wav&quot;">
            <text:p>5;"rak.wav";"X_kengel.wav";"lut.wav"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[.A6]&amp;&quot;;&quot;&amp;[.B6]&amp;&quot;;&quot;&amp;[.C6]&amp;&quot;;&quot;&amp;[.D6]" office:value-type="string" office:string-value="6;&quot;rak.wav&quot;;&quot;X_kasi.wav&quot;;&quot;lut.wav&quot;">
            <text:p>6;"rak.wav";"X_kasi.wav";"lut.wav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[.A7]&amp;&quot;;&quot;&amp;[.B7]&amp;&quot;;&quot;&amp;[.C7]&amp;&quot;;&quot;&amp;[.D7]" office:value-type="string" office:string-value="7;&quot;rak.wav&quot;;&quot;X_loga.wav&quot;;&quot;lut.wav&quot;">
            <text:p>7;"rak.wav";"X_loga.wav";"lut.wav"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[.A8]&amp;&quot;;&quot;&amp;[.B8]&amp;&quot;;&quot;&amp;[.C8]&amp;&quot;;&quot;&amp;[.D8]" office:value-type="string" office:string-value="8;&quot;rak.wav&quot;;&quot;X_snigger.wav&quot;;&quot;lut.wav&quot;">
            <text:p>8;"rak.wav";"X_snigger.wav";"lut.wav"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[.A9]&amp;&quot;;&quot;&amp;[.B9]&amp;&quot;;&quot;&amp;[.C9]&amp;&quot;;&quot;&amp;[.D9]" office:value-type="string" office:string-value="9;&quot;rak.wav&quot;;&quot;X_noeba.wav&quot;;&quot;lut.wav&quot;">
            <text:p>9;"rak.wav";"X_noeba.wav";"lut.wav"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[.A10]&amp;&quot;;&quot;&amp;[.B10]&amp;&quot;;&quot;&amp;[.C10]&amp;&quot;;&quot;&amp;[.D10]" office:value-type="string" office:string-value="10;&quot;rak.wav&quot;;&quot;X_domo.wav&quot;;&quot;lut.wav&quot;">
            <text:p>10;"rak.wav";"X_domo.wav";"lut.wav"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[.A11]&amp;&quot;;&quot;&amp;[.B11]&amp;&quot;;&quot;&amp;[.C11]&amp;&quot;;&quot;&amp;[.D11]" office:value-type="string" office:string-value="11;&quot;rak.wav&quot;;&quot;X_wadim.wav&quot;;&quot;lut.wav&quot;">
            <text:p>11;"rak.wav";"X_wadim.wav";"lut.wav"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[.A12]&amp;&quot;;&quot;&amp;[.B12]&amp;&quot;;&quot;&amp;[.C12]&amp;&quot;;&quot;&amp;[.D12]" office:value-type="string" office:string-value="12;&quot;rak.wav&quot;;&quot;X_banip.wav&quot;;&quot;lut.wav&quot;">
            <text:p>12;"rak.wav";"X_banip.wav";"lut.wav"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[.A13]&amp;&quot;;&quot;&amp;[.B13]&amp;&quot;;&quot;&amp;[.C13]&amp;&quot;;&quot;&amp;[.D13]" office:value-type="string" office:string-value="13;&quot;rak.wav&quot;;&quot;X_rajee.wav&quot;;&quot;lut.wav&quot;">
            <text:p>13;"rak.wav";"X_rajee.wav";"lut.wav"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[.A14]&amp;&quot;;&quot;&amp;[.B14]&amp;&quot;;&quot;&amp;[.C14]&amp;&quot;;&quot;&amp;[.D14]" office:value-type="string" office:string-value="14;&quot;rak.wav&quot;;&quot;X_plizet.wav&quot;;&quot;lut.wav&quot;">
            <text:p>14;"rak.wav";"X_plizet.wav";"lut.wav"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[.A15]&amp;&quot;;&quot;&amp;[.B15]&amp;&quot;;&quot;&amp;[.C15]&amp;&quot;;&quot;&amp;[.D15]" office:value-type="string" office:string-value="15;&quot;rak.wav&quot;;&quot;X_naspoe.wav&quot;;&quot;lut.wav&quot;">
            <text:p>15;"rak.wav";"X_naspoe.wav";"lut.wav"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[.A16]&amp;&quot;;&quot;&amp;[.B16]&amp;&quot;;&quot;&amp;[.C16]&amp;&quot;;&quot;&amp;[.D16]" office:value-type="string" office:string-value="16;&quot;rak.wav&quot;;&quot;X_fidan.wav&quot;;&quot;lut.wav&quot;">
            <text:p>16;"rak.wav";"X_fidan.wav";"lut.wav"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[.A17]&amp;&quot;;&quot;&amp;[.B17]&amp;&quot;;&quot;&amp;[.C17]&amp;&quot;;&quot;&amp;[.D17]" office:value-type="string" office:string-value="17;&quot;rak.wav&quot;;&quot;X_nilbo.wav&quot;;&quot;lut.wav&quot;">
            <text:p>17;"rak.wav";"X_nilbo.wav";"lut.wav"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[.A18]&amp;&quot;;&quot;&amp;[.B18]&amp;&quot;;&quot;&amp;[.C18]&amp;&quot;;&quot;&amp;[.D18]" office:value-type="string" office:string-value="18;&quot;rak.wav&quot;;&quot;X_poemer.wav&quot;;&quot;lut.wav&quot;">
            <text:p>18;"rak.wav";"X_poemer.wav";"lut.wav"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[.A19]&amp;&quot;;&quot;&amp;[.B19]&amp;&quot;;&quot;&amp;[.C19]&amp;&quot;;&quot;&amp;[.D19]" office:value-type="string" office:string-value="19;&quot;rak.wav&quot;;&quot;X_tita.wav&quot;;&quot;lut.wav&quot;">
            <text:p>19;"rak.wav";"X_tita.wav";"lut.wav"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[.A20]&amp;&quot;;&quot;&amp;[.B20]&amp;&quot;;&quot;&amp;[.C20]&amp;&quot;;&quot;&amp;[.D20]" office:value-type="string" office:string-value="20;&quot;rak.wav&quot;;&quot;X_bensim.wav&quot;;&quot;lut.wav&quot;">
            <text:p>20;"rak.wav";"X_bensim.wav";"lut.wav"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[.A21]&amp;&quot;;&quot;&amp;[.B21]&amp;&quot;;&quot;&amp;[.C21]&amp;&quot;;&quot;&amp;[.D21]" office:value-type="string" office:string-value="21;&quot;rak.wav&quot;;&quot;X_gopem.wav&quot;;&quot;lut.wav&quot;">
            <text:p>21;"rak.wav";"X_gopem.wav";"lut.wav"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[.A22]&amp;&quot;;&quot;&amp;[.B22]&amp;&quot;;&quot;&amp;[.C22]&amp;&quot;;&quot;&amp;[.D22]" office:value-type="string" office:string-value="22;&quot;rak.wav&quot;;&quot;X_sulep.wav&quot;;&quot;lut.wav&quot;">
            <text:p>22;"rak.wav";"X_sulep.wav";"lut.wav"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[.A23]&amp;&quot;;&quot;&amp;[.B23]&amp;&quot;;&quot;&amp;[.C23]&amp;&quot;;&quot;&amp;[.D23]" office:value-type="string" office:string-value="23;&quot;rak.wav&quot;;&quot;X_hiftam.wav&quot;;&quot;lut.wav&quot;">
            <text:p>23;"rak.wav";"X_hiftam.wav";"lut.wav"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[.A24]&amp;&quot;;&quot;&amp;[.B24]&amp;&quot;;&quot;&amp;[.C24]&amp;&quot;;&quot;&amp;[.D24]" office:value-type="string" office:string-value="24;&quot;rak.wav&quot;;&quot;X_vami.wav&quot;;&quot;lut.wav&quot;">
            <text:p>24;"rak.wav";"X_vami.wav";"lut.wav"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[.A25]&amp;&quot;;&quot;&amp;[.B25]&amp;&quot;;&quot;&amp;[.C25]&amp;&quot;;&quot;&amp;[.D25]" office:value-type="string" office:string-value="25;&quot;sot.wav&quot;;&quot;X_mofig.wav&quot;;&quot;toef.wav&quot;">
            <text:p>25;"sot.wav";"X_mofig.wav";"toef.wav"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[.A26]&amp;&quot;;&quot;&amp;[.B26]&amp;&quot;;&quot;&amp;[.C26]&amp;&quot;;&quot;&amp;[.D26]" office:value-type="string" office:string-value="26;&quot;sot.wav&quot;;&quot;X_seta.wav&quot;;&quot;toef.wav&quot;">
            <text:p>26;"sot.wav";"X_seta.wav";"toef.wav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[.A27]&amp;&quot;;&quot;&amp;[.B27]&amp;&quot;;&quot;&amp;[.C27]&amp;&quot;;&quot;&amp;[.D27]" office:value-type="string" office:string-value="27;&quot;sot.wav&quot;;&quot;X_wiffel.wav&quot;;&quot;toef.wav&quot;">
            <text:p>27;"sot.wav";"X_wiffel.wav";"toef.wav"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[.A28]&amp;&quot;;&quot;&amp;[.B28]&amp;&quot;;&quot;&amp;[.C28]&amp;&quot;;&quot;&amp;[.D28]" office:value-type="string" office:string-value="28;&quot;sot.wav&quot;;&quot;X_rogges.wav&quot;;&quot;toef.wav&quot;">
            <text:p>28;"sot.wav";"X_rogges.wav";"toef.wav"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[.A29]&amp;&quot;;&quot;&amp;[.B29]&amp;&quot;;&quot;&amp;[.C29]&amp;&quot;;&quot;&amp;[.D29]" office:value-type="string" office:string-value="29;&quot;sot.wav&quot;;&quot;X_kengel.wav&quot;;&quot;toef.wav&quot;">
            <text:p>29;"sot.wav";"X_kengel.wav";"toef.wav"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[.A30]&amp;&quot;;&quot;&amp;[.B30]&amp;&quot;;&quot;&amp;[.C30]&amp;&quot;;&quot;&amp;[.D30]" office:value-type="string" office:string-value="30;&quot;sot.wav&quot;;&quot;X_kasi.wav&quot;;&quot;toef.wav&quot;">
            <text:p>30;"sot.wav";"X_kasi.wav";"toef.wav"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[.A31]&amp;&quot;;&quot;&amp;[.B31]&amp;&quot;;&quot;&amp;[.C31]&amp;&quot;;&quot;&amp;[.D31]" office:value-type="string" office:string-value="31;&quot;sot.wav&quot;;&quot;X_loga.wav&quot;;&quot;toef.wav&quot;">
            <text:p>31;"sot.wav";"X_loga.wav";"toef.wav"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[.A32]&amp;&quot;;&quot;&amp;[.B32]&amp;&quot;;&quot;&amp;[.C32]&amp;&quot;;&quot;&amp;[.D32]" office:value-type="string" office:string-value="32;&quot;sot.wav&quot;;&quot;X_snigger.wav&quot;;&quot;toef.wav&quot;">
            <text:p>32;"sot.wav";"X_snigger.wav";"toef.wav"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[.A33]&amp;&quot;;&quot;&amp;[.B33]&amp;&quot;;&quot;&amp;[.C33]&amp;&quot;;&quot;&amp;[.D33]" office:value-type="string" office:string-value="33;&quot;sot.wav&quot;;&quot;X_noeba.wav&quot;;&quot;toef.wav&quot;">
            <text:p>33;"sot.wav";"X_noeba.wav";"toef.wav"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[.A34]&amp;&quot;;&quot;&amp;[.B34]&amp;&quot;;&quot;&amp;[.C34]&amp;&quot;;&quot;&amp;[.D34]" office:value-type="string" office:string-value="34;&quot;sot.wav&quot;;&quot;X_domo.wav&quot;;&quot;toef.wav&quot;">
            <text:p>34;"sot.wav";"X_domo.wav";"toef.wav"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[.A35]&amp;&quot;;&quot;&amp;[.B35]&amp;&quot;;&quot;&amp;[.C35]&amp;&quot;;&quot;&amp;[.D35]" office:value-type="string" office:string-value="35;&quot;sot.wav&quot;;&quot;X_wadim.wav&quot;;&quot;toef.wav&quot;">
            <text:p>35;"sot.wav";"X_wadim.wav";"toef.wav"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[.A36]&amp;&quot;;&quot;&amp;[.B36]&amp;&quot;;&quot;&amp;[.C36]&amp;&quot;;&quot;&amp;[.D36]" office:value-type="string" office:string-value="36;&quot;sot.wav&quot;;&quot;X_banip.wav&quot;;&quot;toef.wav&quot;">
            <text:p>36;"sot.wav";"X_banip.wav";"toef.wav"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[.A37]&amp;&quot;;&quot;&amp;[.B37]&amp;&quot;;&quot;&amp;[.C37]&amp;&quot;;&quot;&amp;[.D37]" office:value-type="string" office:string-value="37;&quot;sot.wav&quot;;&quot;X_rajee.wav&quot;;&quot;toef.wav&quot;">
            <text:p>37;"sot.wav";"X_rajee.wav";"toef.wav"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[.A38]&amp;&quot;;&quot;&amp;[.B38]&amp;&quot;;&quot;&amp;[.C38]&amp;&quot;;&quot;&amp;[.D38]" office:value-type="string" office:string-value="38;&quot;sot.wav&quot;;&quot;X_plizet.wav&quot;;&quot;toef.wav&quot;">
            <text:p>38;"sot.wav";"X_plizet.wav";"toef.wav"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[.A39]&amp;&quot;;&quot;&amp;[.B39]&amp;&quot;;&quot;&amp;[.C39]&amp;&quot;;&quot;&amp;[.D39]" office:value-type="string" office:string-value="39;&quot;sot.wav&quot;;&quot;X_naspoe.wav&quot;;&quot;toef.wav&quot;">
            <text:p>39;"sot.wav";"X_naspoe.wav";"toef.wav"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[.A40]&amp;&quot;;&quot;&amp;[.B40]&amp;&quot;;&quot;&amp;[.C40]&amp;&quot;;&quot;&amp;[.D40]" office:value-type="string" office:string-value="40;&quot;sot.wav&quot;;&quot;X_fidan.wav&quot;;&quot;toef.wav&quot;">
            <text:p>40;"sot.wav";"X_fidan.wav";"toef.wav"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[.A41]&amp;&quot;;&quot;&amp;[.B41]&amp;&quot;;&quot;&amp;[.C41]&amp;&quot;;&quot;&amp;[.D41]" office:value-type="string" office:string-value="41;&quot;sot.wav&quot;;&quot;X_nilbo.wav&quot;;&quot;toef.wav&quot;">
            <text:p>41;"sot.wav";"X_nilbo.wav";"toef.wav"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[.A42]&amp;&quot;;&quot;&amp;[.B42]&amp;&quot;;&quot;&amp;[.C42]&amp;&quot;;&quot;&amp;[.D42]" office:value-type="string" office:string-value="42;&quot;sot.wav&quot;;&quot;X_poemer.wav&quot;;&quot;toef.wav&quot;">
            <text:p>42;"sot.wav";"X_poemer.wav";"toef.wav"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[.A43]&amp;&quot;;&quot;&amp;[.B43]&amp;&quot;;&quot;&amp;[.C43]&amp;&quot;;&quot;&amp;[.D43]" office:value-type="string" office:string-value="43;&quot;sot.wav&quot;;&quot;X_tita.wav&quot;;&quot;toef.wav&quot;">
            <text:p>43;"sot.wav";"X_tita.wav";"toef.wav"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[.A44]&amp;&quot;;&quot;&amp;[.B44]&amp;&quot;;&quot;&amp;[.C44]&amp;&quot;;&quot;&amp;[.D44]" office:value-type="string" office:string-value="44;&quot;sot.wav&quot;;&quot;X_bensim.wav&quot;;&quot;toef.wav&quot;">
            <text:p>44;"sot.wav";"X_bensim.wav";"toef.wav"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[.A45]&amp;&quot;;&quot;&amp;[.B45]&amp;&quot;;&quot;&amp;[.C45]&amp;&quot;;&quot;&amp;[.D45]" office:value-type="string" office:string-value="45;&quot;sot.wav&quot;;&quot;X_gopem.wav&quot;;&quot;toef.wav&quot;">
            <text:p>45;"sot.wav";"X_gopem.wav";"toef.wav"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[.A46]&amp;&quot;;&quot;&amp;[.B46]&amp;&quot;;&quot;&amp;[.C46]&amp;&quot;;&quot;&amp;[.D46]" office:value-type="string" office:string-value="46;&quot;sot.wav&quot;;&quot;X_sulep.wav&quot;;&quot;toef.wav&quot;">
            <text:p>46;"sot.wav";"X_sulep.wav";"toef.wav"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[.A47]&amp;&quot;;&quot;&amp;[.B47]&amp;&quot;;&quot;&amp;[.C47]&amp;&quot;;&quot;&amp;[.D47]" office:value-type="string" office:string-value="47;&quot;sot.wav&quot;;&quot;X_hiftam.wav&quot;;&quot;toef.wav&quot;">
            <text:p>47;"sot.wav";"X_hiftam.wav";"toef.wav"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[.A48]&amp;&quot;;&quot;&amp;[.B48]&amp;&quot;;&quot;&amp;[.C48]&amp;&quot;;&quot;&amp;[.D48]" office:value-type="string" office:string-value="48;&quot;sot.wav&quot;;&quot;X_vami.wav&quot;;&quot;toef.wav&quot;">
            <text:p>48;"sot.wav";"X_vami.wav";"toef.wav"</text:p>
          </table:table-cell>
        </table:table-row>
        <table:table-row table:style-name="ro3" table:number-rows-repeated="104852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lut_RT_SL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[.A1]&amp;&quot;;&quot;&amp;[.B1]&amp;&quot;;&quot;&amp;[.C1]&amp;&quot;;&quot;&amp;[.D1]" office:value-type="string" office:string-value="1;&quot;rak.wav&quot;;&quot;X_mofig.wav&quot;;&quot;toef.wav&quot;">
            <text:p>1;"rak.wav";"X_mofig.wav";"toef.wav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[.A2]&amp;&quot;;&quot;&amp;[.B2]&amp;&quot;;&quot;&amp;[.C2]&amp;&quot;;&quot;&amp;[.D2]" office:value-type="string" office:string-value="2;&quot;rak.wav&quot;;&quot;X_seta.wav&quot;;&quot;toef.wav&quot;">
            <text:p>2;"rak.wav";"X_seta.wav";"toef.wav"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[.A3]&amp;&quot;;&quot;&amp;[.B3]&amp;&quot;;&quot;&amp;[.C3]&amp;&quot;;&quot;&amp;[.D3]" office:value-type="string" office:string-value="3;&quot;rak.wav&quot;;&quot;X_wiffel.wav&quot;;&quot;toef.wav&quot;">
            <text:p>3;"rak.wav";"X_wiffel.wav";"toef.wav"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[.A4]&amp;&quot;;&quot;&amp;[.B4]&amp;&quot;;&quot;&amp;[.C4]&amp;&quot;;&quot;&amp;[.D4]" office:value-type="string" office:string-value="4;&quot;rak.wav&quot;;&quot;X_rogges.wav&quot;;&quot;toef.wav&quot;">
            <text:p>4;"rak.wav";"X_rogges.wav";"toef.wav"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[.A5]&amp;&quot;;&quot;&amp;[.B5]&amp;&quot;;&quot;&amp;[.C5]&amp;&quot;;&quot;&amp;[.D5]" office:value-type="string" office:string-value="5;&quot;rak.wav&quot;;&quot;X_kengel.wav&quot;;&quot;toef.wav&quot;">
            <text:p>5;"rak.wav";"X_kengel.wav";"toef.wav"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[.A6]&amp;&quot;;&quot;&amp;[.B6]&amp;&quot;;&quot;&amp;[.C6]&amp;&quot;;&quot;&amp;[.D6]" office:value-type="string" office:string-value="6;&quot;rak.wav&quot;;&quot;X_kasi.wav&quot;;&quot;toef.wav&quot;">
            <text:p>6;"rak.wav";"X_kasi.wav";"toef.wav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[.A7]&amp;&quot;;&quot;&amp;[.B7]&amp;&quot;;&quot;&amp;[.C7]&amp;&quot;;&quot;&amp;[.D7]" office:value-type="string" office:string-value="7;&quot;rak.wav&quot;;&quot;X_loga.wav&quot;;&quot;toef.wav&quot;">
            <text:p>7;"rak.wav";"X_loga.wav";"toef.wav"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[.A8]&amp;&quot;;&quot;&amp;[.B8]&amp;&quot;;&quot;&amp;[.C8]&amp;&quot;;&quot;&amp;[.D8]" office:value-type="string" office:string-value="8;&quot;rak.wav&quot;;&quot;X_snigger.wav&quot;;&quot;toef.wav&quot;">
            <text:p>8;"rak.wav";"X_snigger.wav";"toef.wav"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[.A9]&amp;&quot;;&quot;&amp;[.B9]&amp;&quot;;&quot;&amp;[.C9]&amp;&quot;;&quot;&amp;[.D9]" office:value-type="string" office:string-value="9;&quot;rak.wav&quot;;&quot;X_noeba.wav&quot;;&quot;toef.wav&quot;">
            <text:p>9;"rak.wav";"X_noeba.wav";"toef.wav"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[.A10]&amp;&quot;;&quot;&amp;[.B10]&amp;&quot;;&quot;&amp;[.C10]&amp;&quot;;&quot;&amp;[.D10]" office:value-type="string" office:string-value="10;&quot;rak.wav&quot;;&quot;X_domo.wav&quot;;&quot;toef.wav&quot;">
            <text:p>10;"rak.wav";"X_domo.wav";"toef.wav"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[.A11]&amp;&quot;;&quot;&amp;[.B11]&amp;&quot;;&quot;&amp;[.C11]&amp;&quot;;&quot;&amp;[.D11]" office:value-type="string" office:string-value="11;&quot;rak.wav&quot;;&quot;X_wadim.wav&quot;;&quot;toef.wav&quot;">
            <text:p>11;"rak.wav";"X_wadim.wav";"toef.wav"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[.A12]&amp;&quot;;&quot;&amp;[.B12]&amp;&quot;;&quot;&amp;[.C12]&amp;&quot;;&quot;&amp;[.D12]" office:value-type="string" office:string-value="12;&quot;rak.wav&quot;;&quot;X_banip.wav&quot;;&quot;toef.wav&quot;">
            <text:p>12;"rak.wav";"X_banip.wav";"toef.wav"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[.A13]&amp;&quot;;&quot;&amp;[.B13]&amp;&quot;;&quot;&amp;[.C13]&amp;&quot;;&quot;&amp;[.D13]" office:value-type="string" office:string-value="13;&quot;rak.wav&quot;;&quot;X_rajee.wav&quot;;&quot;toef.wav&quot;">
            <text:p>13;"rak.wav";"X_rajee.wav";"toef.wav"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[.A14]&amp;&quot;;&quot;&amp;[.B14]&amp;&quot;;&quot;&amp;[.C14]&amp;&quot;;&quot;&amp;[.D14]" office:value-type="string" office:string-value="14;&quot;rak.wav&quot;;&quot;X_plizet.wav&quot;;&quot;toef.wav&quot;">
            <text:p>14;"rak.wav";"X_plizet.wav";"toef.wav"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[.A15]&amp;&quot;;&quot;&amp;[.B15]&amp;&quot;;&quot;&amp;[.C15]&amp;&quot;;&quot;&amp;[.D15]" office:value-type="string" office:string-value="15;&quot;rak.wav&quot;;&quot;X_naspoe.wav&quot;;&quot;toef.wav&quot;">
            <text:p>15;"rak.wav";"X_naspoe.wav";"toef.wav"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[.A16]&amp;&quot;;&quot;&amp;[.B16]&amp;&quot;;&quot;&amp;[.C16]&amp;&quot;;&quot;&amp;[.D16]" office:value-type="string" office:string-value="16;&quot;rak.wav&quot;;&quot;X_fidan.wav&quot;;&quot;toef.wav&quot;">
            <text:p>16;"rak.wav";"X_fidan.wav";"toef.wav"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[.A17]&amp;&quot;;&quot;&amp;[.B17]&amp;&quot;;&quot;&amp;[.C17]&amp;&quot;;&quot;&amp;[.D17]" office:value-type="string" office:string-value="17;&quot;rak.wav&quot;;&quot;X_nilbo.wav&quot;;&quot;toef.wav&quot;">
            <text:p>17;"rak.wav";"X_nilbo.wav";"toef.wav"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[.A18]&amp;&quot;;&quot;&amp;[.B18]&amp;&quot;;&quot;&amp;[.C18]&amp;&quot;;&quot;&amp;[.D18]" office:value-type="string" office:string-value="18;&quot;rak.wav&quot;;&quot;X_poemer.wav&quot;;&quot;toef.wav&quot;">
            <text:p>18;"rak.wav";"X_poemer.wav";"toef.wav"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[.A19]&amp;&quot;;&quot;&amp;[.B19]&amp;&quot;;&quot;&amp;[.C19]&amp;&quot;;&quot;&amp;[.D19]" office:value-type="string" office:string-value="19;&quot;rak.wav&quot;;&quot;X_tita.wav&quot;;&quot;toef.wav&quot;">
            <text:p>19;"rak.wav";"X_tita.wav";"toef.wav"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[.A20]&amp;&quot;;&quot;&amp;[.B20]&amp;&quot;;&quot;&amp;[.C20]&amp;&quot;;&quot;&amp;[.D20]" office:value-type="string" office:string-value="20;&quot;rak.wav&quot;;&quot;X_bensim.wav&quot;;&quot;toef.wav&quot;">
            <text:p>20;"rak.wav";"X_bensim.wav";"toef.wav"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[.A21]&amp;&quot;;&quot;&amp;[.B21]&amp;&quot;;&quot;&amp;[.C21]&amp;&quot;;&quot;&amp;[.D21]" office:value-type="string" office:string-value="21;&quot;rak.wav&quot;;&quot;X_gopem.wav&quot;;&quot;toef.wav&quot;">
            <text:p>21;"rak.wav";"X_gopem.wav";"toef.wav"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[.A22]&amp;&quot;;&quot;&amp;[.B22]&amp;&quot;;&quot;&amp;[.C22]&amp;&quot;;&quot;&amp;[.D22]" office:value-type="string" office:string-value="22;&quot;rak.wav&quot;;&quot;X_sulep.wav&quot;;&quot;toef.wav&quot;">
            <text:p>22;"rak.wav";"X_sulep.wav";"toef.wav"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[.A23]&amp;&quot;;&quot;&amp;[.B23]&amp;&quot;;&quot;&amp;[.C23]&amp;&quot;;&quot;&amp;[.D23]" office:value-type="string" office:string-value="23;&quot;rak.wav&quot;;&quot;X_hiftam.wav&quot;;&quot;toef.wav&quot;">
            <text:p>23;"rak.wav";"X_hiftam.wav";"toef.wav"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[.A24]&amp;&quot;;&quot;&amp;[.B24]&amp;&quot;;&quot;&amp;[.C24]&amp;&quot;;&quot;&amp;[.D24]" office:value-type="string" office:string-value="24;&quot;rak.wav&quot;;&quot;X_vami.wav&quot;;&quot;toef.wav&quot;">
            <text:p>24;"rak.wav";"X_vami.wav";"toef.wav"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[.A25]&amp;&quot;;&quot;&amp;[.B25]&amp;&quot;;&quot;&amp;[.C25]&amp;&quot;;&quot;&amp;[.D25]" office:value-type="string" office:string-value="25;&quot;sot.wav&quot;;&quot;X_mofig.wav&quot;;&quot;lut.wav&quot;">
            <text:p>25;"sot.wav";"X_mofig.wav";"lut.wav"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[.A26]&amp;&quot;;&quot;&amp;[.B26]&amp;&quot;;&quot;&amp;[.C26]&amp;&quot;;&quot;&amp;[.D26]" office:value-type="string" office:string-value="26;&quot;sot.wav&quot;;&quot;X_seta.wav&quot;;&quot;lut.wav&quot;">
            <text:p>26;"sot.wav";"X_seta.wav";"lut.wav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[.A27]&amp;&quot;;&quot;&amp;[.B27]&amp;&quot;;&quot;&amp;[.C27]&amp;&quot;;&quot;&amp;[.D27]" office:value-type="string" office:string-value="27;&quot;sot.wav&quot;;&quot;X_wiffel.wav&quot;;&quot;lut.wav&quot;">
            <text:p>27;"sot.wav";"X_wiffel.wav";"lut.wav"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[.A28]&amp;&quot;;&quot;&amp;[.B28]&amp;&quot;;&quot;&amp;[.C28]&amp;&quot;;&quot;&amp;[.D28]" office:value-type="string" office:string-value="28;&quot;sot.wav&quot;;&quot;X_rogges.wav&quot;;&quot;lut.wav&quot;">
            <text:p>28;"sot.wav";"X_rogges.wav";"lut.wav"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[.A29]&amp;&quot;;&quot;&amp;[.B29]&amp;&quot;;&quot;&amp;[.C29]&amp;&quot;;&quot;&amp;[.D29]" office:value-type="string" office:string-value="29;&quot;sot.wav&quot;;&quot;X_kengel.wav&quot;;&quot;lut.wav&quot;">
            <text:p>29;"sot.wav";"X_kengel.wav";"lut.wav"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[.A30]&amp;&quot;;&quot;&amp;[.B30]&amp;&quot;;&quot;&amp;[.C30]&amp;&quot;;&quot;&amp;[.D30]" office:value-type="string" office:string-value="30;&quot;sot.wav&quot;;&quot;X_kasi.wav&quot;;&quot;lut.wav&quot;">
            <text:p>30;"sot.wav";"X_kasi.wav";"lut.wav"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[.A31]&amp;&quot;;&quot;&amp;[.B31]&amp;&quot;;&quot;&amp;[.C31]&amp;&quot;;&quot;&amp;[.D31]" office:value-type="string" office:string-value="31;&quot;sot.wav&quot;;&quot;X_loga.wav&quot;;&quot;lut.wav&quot;">
            <text:p>31;"sot.wav";"X_loga.wav";"lut.wav"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[.A32]&amp;&quot;;&quot;&amp;[.B32]&amp;&quot;;&quot;&amp;[.C32]&amp;&quot;;&quot;&amp;[.D32]" office:value-type="string" office:string-value="32;&quot;sot.wav&quot;;&quot;X_snigger.wav&quot;;&quot;lut.wav&quot;">
            <text:p>32;"sot.wav";"X_snigger.wav";"lut.wav"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[.A33]&amp;&quot;;&quot;&amp;[.B33]&amp;&quot;;&quot;&amp;[.C33]&amp;&quot;;&quot;&amp;[.D33]" office:value-type="string" office:string-value="33;&quot;sot.wav&quot;;&quot;X_noeba.wav&quot;;&quot;lut.wav&quot;">
            <text:p>33;"sot.wav";"X_noeba.wav";"lut.wav"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[.A34]&amp;&quot;;&quot;&amp;[.B34]&amp;&quot;;&quot;&amp;[.C34]&amp;&quot;;&quot;&amp;[.D34]" office:value-type="string" office:string-value="34;&quot;sot.wav&quot;;&quot;X_domo.wav&quot;;&quot;lut.wav&quot;">
            <text:p>34;"sot.wav";"X_domo.wav";"lut.wav"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[.A35]&amp;&quot;;&quot;&amp;[.B35]&amp;&quot;;&quot;&amp;[.C35]&amp;&quot;;&quot;&amp;[.D35]" office:value-type="string" office:string-value="35;&quot;sot.wav&quot;;&quot;X_wadim.wav&quot;;&quot;lut.wav&quot;">
            <text:p>35;"sot.wav";"X_wadim.wav";"lut.wav"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[.A36]&amp;&quot;;&quot;&amp;[.B36]&amp;&quot;;&quot;&amp;[.C36]&amp;&quot;;&quot;&amp;[.D36]" office:value-type="string" office:string-value="36;&quot;sot.wav&quot;;&quot;X_banip.wav&quot;;&quot;lut.wav&quot;">
            <text:p>36;"sot.wav";"X_banip.wav";"lut.wav"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[.A37]&amp;&quot;;&quot;&amp;[.B37]&amp;&quot;;&quot;&amp;[.C37]&amp;&quot;;&quot;&amp;[.D37]" office:value-type="string" office:string-value="37;&quot;sot.wav&quot;;&quot;X_rajee.wav&quot;;&quot;lut.wav&quot;">
            <text:p>37;"sot.wav";"X_rajee.wav";"lut.wav"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[.A38]&amp;&quot;;&quot;&amp;[.B38]&amp;&quot;;&quot;&amp;[.C38]&amp;&quot;;&quot;&amp;[.D38]" office:value-type="string" office:string-value="38;&quot;sot.wav&quot;;&quot;X_plizet.wav&quot;;&quot;lut.wav&quot;">
            <text:p>38;"sot.wav";"X_plizet.wav";"lut.wav"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[.A39]&amp;&quot;;&quot;&amp;[.B39]&amp;&quot;;&quot;&amp;[.C39]&amp;&quot;;&quot;&amp;[.D39]" office:value-type="string" office:string-value="39;&quot;sot.wav&quot;;&quot;X_naspoe.wav&quot;;&quot;lut.wav&quot;">
            <text:p>39;"sot.wav";"X_naspoe.wav";"lut.wav"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[.A40]&amp;&quot;;&quot;&amp;[.B40]&amp;&quot;;&quot;&amp;[.C40]&amp;&quot;;&quot;&amp;[.D40]" office:value-type="string" office:string-value="40;&quot;sot.wav&quot;;&quot;X_fidan.wav&quot;;&quot;lut.wav&quot;">
            <text:p>40;"sot.wav";"X_fidan.wav";"lut.wav"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[.A41]&amp;&quot;;&quot;&amp;[.B41]&amp;&quot;;&quot;&amp;[.C41]&amp;&quot;;&quot;&amp;[.D41]" office:value-type="string" office:string-value="41;&quot;sot.wav&quot;;&quot;X_nilbo.wav&quot;;&quot;lut.wav&quot;">
            <text:p>41;"sot.wav";"X_nilbo.wav";"lut.wav"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[.A42]&amp;&quot;;&quot;&amp;[.B42]&amp;&quot;;&quot;&amp;[.C42]&amp;&quot;;&quot;&amp;[.D42]" office:value-type="string" office:string-value="42;&quot;sot.wav&quot;;&quot;X_poemer.wav&quot;;&quot;lut.wav&quot;">
            <text:p>42;"sot.wav";"X_poemer.wav";"lut.wav"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[.A43]&amp;&quot;;&quot;&amp;[.B43]&amp;&quot;;&quot;&amp;[.C43]&amp;&quot;;&quot;&amp;[.D43]" office:value-type="string" office:string-value="43;&quot;sot.wav&quot;;&quot;X_tita.wav&quot;;&quot;lut.wav&quot;">
            <text:p>43;"sot.wav";"X_tita.wav";"lut.wav"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[.A44]&amp;&quot;;&quot;&amp;[.B44]&amp;&quot;;&quot;&amp;[.C44]&amp;&quot;;&quot;&amp;[.D44]" office:value-type="string" office:string-value="44;&quot;sot.wav&quot;;&quot;X_bensim.wav&quot;;&quot;lut.wav&quot;">
            <text:p>44;"sot.wav";"X_bensim.wav";"lut.wav"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[.A45]&amp;&quot;;&quot;&amp;[.B45]&amp;&quot;;&quot;&amp;[.C45]&amp;&quot;;&quot;&amp;[.D45]" office:value-type="string" office:string-value="45;&quot;sot.wav&quot;;&quot;X_gopem.wav&quot;;&quot;lut.wav&quot;">
            <text:p>45;"sot.wav";"X_gopem.wav";"lut.wav"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[.A46]&amp;&quot;;&quot;&amp;[.B46]&amp;&quot;;&quot;&amp;[.C46]&amp;&quot;;&quot;&amp;[.D46]" office:value-type="string" office:string-value="46;&quot;sot.wav&quot;;&quot;X_sulep.wav&quot;;&quot;lut.wav&quot;">
            <text:p>46;"sot.wav";"X_sulep.wav";"lut.wav"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[.A47]&amp;&quot;;&quot;&amp;[.B47]&amp;&quot;;&quot;&amp;[.C47]&amp;&quot;;&quot;&amp;[.D47]" office:value-type="string" office:string-value="47;&quot;sot.wav&quot;;&quot;X_hiftam.wav&quot;;&quot;lut.wav&quot;">
            <text:p>47;"sot.wav";"X_hiftam.wav";"lut.wav"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[.A48]&amp;&quot;;&quot;&amp;[.B48]&amp;&quot;;&quot;&amp;[.C48]&amp;&quot;;&quot;&amp;[.D48]" office:value-type="string" office:string-value="48;&quot;sot.wav&quot;;&quot;X_vami.wav&quot;;&quot;lut.wav&quot;">
            <text:p>48;"sot.wav";"X_vami.wav";"lut.wav"</text:p>
          </table:table-cell>
        </table:table-row>
      </table:table>
      <table:table table:name="toef_RT_SL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[.A1]&amp;&quot;;&quot;&amp;[.B1]&amp;&quot;;&quot;&amp;[.C1]&amp;&quot;;&quot;&amp;[.D1]" office:value-type="string" office:string-value="1;&quot;rak.wav&quot;;&quot;X_mofig.wav&quot;;&quot;toef.wav&quot;">
            <text:p>1;"rak.wav";"X_mofig.wav";"toef.wav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[.A2]&amp;&quot;;&quot;&amp;[.B2]&amp;&quot;;&quot;&amp;[.C2]&amp;&quot;;&quot;&amp;[.D2]" office:value-type="string" office:string-value="2;&quot;rak.wav&quot;;&quot;X_seta.wav&quot;;&quot;toef.wav&quot;">
            <text:p>2;"rak.wav";"X_seta.wav";"toef.wav"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[.A3]&amp;&quot;;&quot;&amp;[.B3]&amp;&quot;;&quot;&amp;[.C3]&amp;&quot;;&quot;&amp;[.D3]" office:value-type="string" office:string-value="3;&quot;rak.wav&quot;;&quot;X_wiffel.wav&quot;;&quot;toef.wav&quot;">
            <text:p>3;"rak.wav";"X_wiffel.wav";"toef.wav"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[.A4]&amp;&quot;;&quot;&amp;[.B4]&amp;&quot;;&quot;&amp;[.C4]&amp;&quot;;&quot;&amp;[.D4]" office:value-type="string" office:string-value="4;&quot;rak.wav&quot;;&quot;X_rogges.wav&quot;;&quot;toef.wav&quot;">
            <text:p>4;"rak.wav";"X_rogges.wav";"toef.wav"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[.A5]&amp;&quot;;&quot;&amp;[.B5]&amp;&quot;;&quot;&amp;[.C5]&amp;&quot;;&quot;&amp;[.D5]" office:value-type="string" office:string-value="5;&quot;rak.wav&quot;;&quot;X_kengel.wav&quot;;&quot;toef.wav&quot;">
            <text:p>5;"rak.wav";"X_kengel.wav";"toef.wav"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[.A6]&amp;&quot;;&quot;&amp;[.B6]&amp;&quot;;&quot;&amp;[.C6]&amp;&quot;;&quot;&amp;[.D6]" office:value-type="string" office:string-value="6;&quot;rak.wav&quot;;&quot;X_kasi.wav&quot;;&quot;toef.wav&quot;">
            <text:p>6;"rak.wav";"X_kasi.wav";"toef.wav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[.A7]&amp;&quot;;&quot;&amp;[.B7]&amp;&quot;;&quot;&amp;[.C7]&amp;&quot;;&quot;&amp;[.D7]" office:value-type="string" office:string-value="7;&quot;rak.wav&quot;;&quot;X_loga.wav&quot;;&quot;toef.wav&quot;">
            <text:p>7;"rak.wav";"X_loga.wav";"toef.wav"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[.A8]&amp;&quot;;&quot;&amp;[.B8]&amp;&quot;;&quot;&amp;[.C8]&amp;&quot;;&quot;&amp;[.D8]" office:value-type="string" office:string-value="8;&quot;rak.wav&quot;;&quot;X_snigger.wav&quot;;&quot;toef.wav&quot;">
            <text:p>8;"rak.wav";"X_snigger.wav";"toef.wav"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[.A9]&amp;&quot;;&quot;&amp;[.B9]&amp;&quot;;&quot;&amp;[.C9]&amp;&quot;;&quot;&amp;[.D9]" office:value-type="string" office:string-value="9;&quot;rak.wav&quot;;&quot;X_noeba.wav&quot;;&quot;toef.wav&quot;">
            <text:p>9;"rak.wav";"X_noeba.wav";"toef.wav"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[.A10]&amp;&quot;;&quot;&amp;[.B10]&amp;&quot;;&quot;&amp;[.C10]&amp;&quot;;&quot;&amp;[.D10]" office:value-type="string" office:string-value="10;&quot;rak.wav&quot;;&quot;X_domo.wav&quot;;&quot;toef.wav&quot;">
            <text:p>10;"rak.wav";"X_domo.wav";"toef.wav"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[.A11]&amp;&quot;;&quot;&amp;[.B11]&amp;&quot;;&quot;&amp;[.C11]&amp;&quot;;&quot;&amp;[.D11]" office:value-type="string" office:string-value="11;&quot;rak.wav&quot;;&quot;X_wadim.wav&quot;;&quot;toef.wav&quot;">
            <text:p>11;"rak.wav";"X_wadim.wav";"toef.wav"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[.A12]&amp;&quot;;&quot;&amp;[.B12]&amp;&quot;;&quot;&amp;[.C12]&amp;&quot;;&quot;&amp;[.D12]" office:value-type="string" office:string-value="12;&quot;rak.wav&quot;;&quot;X_banip.wav&quot;;&quot;toef.wav&quot;">
            <text:p>12;"rak.wav";"X_banip.wav";"toef.wav"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[.A13]&amp;&quot;;&quot;&amp;[.B13]&amp;&quot;;&quot;&amp;[.C13]&amp;&quot;;&quot;&amp;[.D13]" office:value-type="string" office:string-value="13;&quot;rak.wav&quot;;&quot;X_rajee.wav&quot;;&quot;toef.wav&quot;">
            <text:p>13;"rak.wav";"X_rajee.wav";"toef.wav"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[.A14]&amp;&quot;;&quot;&amp;[.B14]&amp;&quot;;&quot;&amp;[.C14]&amp;&quot;;&quot;&amp;[.D14]" office:value-type="string" office:string-value="14;&quot;rak.wav&quot;;&quot;X_plizet.wav&quot;;&quot;toef.wav&quot;">
            <text:p>14;"rak.wav";"X_plizet.wav";"toef.wav"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[.A15]&amp;&quot;;&quot;&amp;[.B15]&amp;&quot;;&quot;&amp;[.C15]&amp;&quot;;&quot;&amp;[.D15]" office:value-type="string" office:string-value="15;&quot;rak.wav&quot;;&quot;X_naspoe.wav&quot;;&quot;toef.wav&quot;">
            <text:p>15;"rak.wav";"X_naspoe.wav";"toef.wav"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[.A16]&amp;&quot;;&quot;&amp;[.B16]&amp;&quot;;&quot;&amp;[.C16]&amp;&quot;;&quot;&amp;[.D16]" office:value-type="string" office:string-value="16;&quot;rak.wav&quot;;&quot;X_fidan.wav&quot;;&quot;toef.wav&quot;">
            <text:p>16;"rak.wav";"X_fidan.wav";"toef.wav"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[.A17]&amp;&quot;;&quot;&amp;[.B17]&amp;&quot;;&quot;&amp;[.C17]&amp;&quot;;&quot;&amp;[.D17]" office:value-type="string" office:string-value="17;&quot;rak.wav&quot;;&quot;X_nilbo.wav&quot;;&quot;toef.wav&quot;">
            <text:p>17;"rak.wav";"X_nilbo.wav";"toef.wav"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[.A18]&amp;&quot;;&quot;&amp;[.B18]&amp;&quot;;&quot;&amp;[.C18]&amp;&quot;;&quot;&amp;[.D18]" office:value-type="string" office:string-value="18;&quot;rak.wav&quot;;&quot;X_poemer.wav&quot;;&quot;toef.wav&quot;">
            <text:p>18;"rak.wav";"X_poemer.wav";"toef.wav"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[.A19]&amp;&quot;;&quot;&amp;[.B19]&amp;&quot;;&quot;&amp;[.C19]&amp;&quot;;&quot;&amp;[.D19]" office:value-type="string" office:string-value="19;&quot;rak.wav&quot;;&quot;X_tita.wav&quot;;&quot;toef.wav&quot;">
            <text:p>19;"rak.wav";"X_tita.wav";"toef.wav"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[.A20]&amp;&quot;;&quot;&amp;[.B20]&amp;&quot;;&quot;&amp;[.C20]&amp;&quot;;&quot;&amp;[.D20]" office:value-type="string" office:string-value="20;&quot;rak.wav&quot;;&quot;X_bensim.wav&quot;;&quot;toef.wav&quot;">
            <text:p>20;"rak.wav";"X_bensim.wav";"toef.wav"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[.A21]&amp;&quot;;&quot;&amp;[.B21]&amp;&quot;;&quot;&amp;[.C21]&amp;&quot;;&quot;&amp;[.D21]" office:value-type="string" office:string-value="21;&quot;rak.wav&quot;;&quot;X_gopem.wav&quot;;&quot;toef.wav&quot;">
            <text:p>21;"rak.wav";"X_gopem.wav";"toef.wav"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[.A22]&amp;&quot;;&quot;&amp;[.B22]&amp;&quot;;&quot;&amp;[.C22]&amp;&quot;;&quot;&amp;[.D22]" office:value-type="string" office:string-value="22;&quot;rak.wav&quot;;&quot;X_sulep.wav&quot;;&quot;toef.wav&quot;">
            <text:p>22;"rak.wav";"X_sulep.wav";"toef.wav"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[.A23]&amp;&quot;;&quot;&amp;[.B23]&amp;&quot;;&quot;&amp;[.C23]&amp;&quot;;&quot;&amp;[.D23]" office:value-type="string" office:string-value="23;&quot;rak.wav&quot;;&quot;X_hiftam.wav&quot;;&quot;toef.wav&quot;">
            <text:p>23;"rak.wav";"X_hiftam.wav";"toef.wav"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[.A24]&amp;&quot;;&quot;&amp;[.B24]&amp;&quot;;&quot;&amp;[.C24]&amp;&quot;;&quot;&amp;[.D24]" office:value-type="string" office:string-value="24;&quot;rak.wav&quot;;&quot;X_vami.wav&quot;;&quot;toef.wav&quot;">
            <text:p>24;"rak.wav";"X_vami.wav";"toef.wav"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[.A25]&amp;&quot;;&quot;&amp;[.B25]&amp;&quot;;&quot;&amp;[.C25]&amp;&quot;;&quot;&amp;[.D25]" office:value-type="string" office:string-value="25;&quot;sot.wav&quot;;&quot;X_mofig.wav&quot;;&quot;lut.wav&quot;">
            <text:p>25;"sot.wav";"X_mofig.wav";"lut.wav"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[.A26]&amp;&quot;;&quot;&amp;[.B26]&amp;&quot;;&quot;&amp;[.C26]&amp;&quot;;&quot;&amp;[.D26]" office:value-type="string" office:string-value="26;&quot;sot.wav&quot;;&quot;X_seta.wav&quot;;&quot;lut.wav&quot;">
            <text:p>26;"sot.wav";"X_seta.wav";"lut.wav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[.A27]&amp;&quot;;&quot;&amp;[.B27]&amp;&quot;;&quot;&amp;[.C27]&amp;&quot;;&quot;&amp;[.D27]" office:value-type="string" office:string-value="27;&quot;sot.wav&quot;;&quot;X_wiffel.wav&quot;;&quot;lut.wav&quot;">
            <text:p>27;"sot.wav";"X_wiffel.wav";"lut.wav"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[.A28]&amp;&quot;;&quot;&amp;[.B28]&amp;&quot;;&quot;&amp;[.C28]&amp;&quot;;&quot;&amp;[.D28]" office:value-type="string" office:string-value="28;&quot;sot.wav&quot;;&quot;X_rogges.wav&quot;;&quot;lut.wav&quot;">
            <text:p>28;"sot.wav";"X_rogges.wav";"lut.wav"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[.A29]&amp;&quot;;&quot;&amp;[.B29]&amp;&quot;;&quot;&amp;[.C29]&amp;&quot;;&quot;&amp;[.D29]" office:value-type="string" office:string-value="29;&quot;sot.wav&quot;;&quot;X_kengel.wav&quot;;&quot;lut.wav&quot;">
            <text:p>29;"sot.wav";"X_kengel.wav";"lut.wav"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[.A30]&amp;&quot;;&quot;&amp;[.B30]&amp;&quot;;&quot;&amp;[.C30]&amp;&quot;;&quot;&amp;[.D30]" office:value-type="string" office:string-value="30;&quot;sot.wav&quot;;&quot;X_kasi.wav&quot;;&quot;lut.wav&quot;">
            <text:p>30;"sot.wav";"X_kasi.wav";"lut.wav"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[.A31]&amp;&quot;;&quot;&amp;[.B31]&amp;&quot;;&quot;&amp;[.C31]&amp;&quot;;&quot;&amp;[.D31]" office:value-type="string" office:string-value="31;&quot;sot.wav&quot;;&quot;X_loga.wav&quot;;&quot;lut.wav&quot;">
            <text:p>31;"sot.wav";"X_loga.wav";"lut.wav"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[.A32]&amp;&quot;;&quot;&amp;[.B32]&amp;&quot;;&quot;&amp;[.C32]&amp;&quot;;&quot;&amp;[.D32]" office:value-type="string" office:string-value="32;&quot;sot.wav&quot;;&quot;X_snigger.wav&quot;;&quot;lut.wav&quot;">
            <text:p>32;"sot.wav";"X_snigger.wav";"lut.wav"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[.A33]&amp;&quot;;&quot;&amp;[.B33]&amp;&quot;;&quot;&amp;[.C33]&amp;&quot;;&quot;&amp;[.D33]" office:value-type="string" office:string-value="33;&quot;sot.wav&quot;;&quot;X_noeba.wav&quot;;&quot;lut.wav&quot;">
            <text:p>33;"sot.wav";"X_noeba.wav";"lut.wav"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[.A34]&amp;&quot;;&quot;&amp;[.B34]&amp;&quot;;&quot;&amp;[.C34]&amp;&quot;;&quot;&amp;[.D34]" office:value-type="string" office:string-value="34;&quot;sot.wav&quot;;&quot;X_domo.wav&quot;;&quot;lut.wav&quot;">
            <text:p>34;"sot.wav";"X_domo.wav";"lut.wav"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[.A35]&amp;&quot;;&quot;&amp;[.B35]&amp;&quot;;&quot;&amp;[.C35]&amp;&quot;;&quot;&amp;[.D35]" office:value-type="string" office:string-value="35;&quot;sot.wav&quot;;&quot;X_wadim.wav&quot;;&quot;lut.wav&quot;">
            <text:p>35;"sot.wav";"X_wadim.wav";"lut.wav"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[.A36]&amp;&quot;;&quot;&amp;[.B36]&amp;&quot;;&quot;&amp;[.C36]&amp;&quot;;&quot;&amp;[.D36]" office:value-type="string" office:string-value="36;&quot;sot.wav&quot;;&quot;X_banip.wav&quot;;&quot;lut.wav&quot;">
            <text:p>36;"sot.wav";"X_banip.wav";"lut.wav"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[.A37]&amp;&quot;;&quot;&amp;[.B37]&amp;&quot;;&quot;&amp;[.C37]&amp;&quot;;&quot;&amp;[.D37]" office:value-type="string" office:string-value="37;&quot;sot.wav&quot;;&quot;X_rajee.wav&quot;;&quot;lut.wav&quot;">
            <text:p>37;"sot.wav";"X_rajee.wav";"lut.wav"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[.A38]&amp;&quot;;&quot;&amp;[.B38]&amp;&quot;;&quot;&amp;[.C38]&amp;&quot;;&quot;&amp;[.D38]" office:value-type="string" office:string-value="38;&quot;sot.wav&quot;;&quot;X_plizet.wav&quot;;&quot;lut.wav&quot;">
            <text:p>38;"sot.wav";"X_plizet.wav";"lut.wav"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[.A39]&amp;&quot;;&quot;&amp;[.B39]&amp;&quot;;&quot;&amp;[.C39]&amp;&quot;;&quot;&amp;[.D39]" office:value-type="string" office:string-value="39;&quot;sot.wav&quot;;&quot;X_naspoe.wav&quot;;&quot;lut.wav&quot;">
            <text:p>39;"sot.wav";"X_naspoe.wav";"lut.wav"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[.A40]&amp;&quot;;&quot;&amp;[.B40]&amp;&quot;;&quot;&amp;[.C40]&amp;&quot;;&quot;&amp;[.D40]" office:value-type="string" office:string-value="40;&quot;sot.wav&quot;;&quot;X_fidan.wav&quot;;&quot;lut.wav&quot;">
            <text:p>40;"sot.wav";"X_fidan.wav";"lut.wav"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[.A41]&amp;&quot;;&quot;&amp;[.B41]&amp;&quot;;&quot;&amp;[.C41]&amp;&quot;;&quot;&amp;[.D41]" office:value-type="string" office:string-value="41;&quot;sot.wav&quot;;&quot;X_nilbo.wav&quot;;&quot;lut.wav&quot;">
            <text:p>41;"sot.wav";"X_nilbo.wav";"lut.wav"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[.A42]&amp;&quot;;&quot;&amp;[.B42]&amp;&quot;;&quot;&amp;[.C42]&amp;&quot;;&quot;&amp;[.D42]" office:value-type="string" office:string-value="42;&quot;sot.wav&quot;;&quot;X_poemer.wav&quot;;&quot;lut.wav&quot;">
            <text:p>42;"sot.wav";"X_poemer.wav";"lut.wav"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[.A43]&amp;&quot;;&quot;&amp;[.B43]&amp;&quot;;&quot;&amp;[.C43]&amp;&quot;;&quot;&amp;[.D43]" office:value-type="string" office:string-value="43;&quot;sot.wav&quot;;&quot;X_tita.wav&quot;;&quot;lut.wav&quot;">
            <text:p>43;"sot.wav";"X_tita.wav";"lut.wav"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[.A44]&amp;&quot;;&quot;&amp;[.B44]&amp;&quot;;&quot;&amp;[.C44]&amp;&quot;;&quot;&amp;[.D44]" office:value-type="string" office:string-value="44;&quot;sot.wav&quot;;&quot;X_bensim.wav&quot;;&quot;lut.wav&quot;">
            <text:p>44;"sot.wav";"X_bensim.wav";"lut.wav"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[.A45]&amp;&quot;;&quot;&amp;[.B45]&amp;&quot;;&quot;&amp;[.C45]&amp;&quot;;&quot;&amp;[.D45]" office:value-type="string" office:string-value="45;&quot;sot.wav&quot;;&quot;X_gopem.wav&quot;;&quot;lut.wav&quot;">
            <text:p>45;"sot.wav";"X_gopem.wav";"lut.wav"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[.A46]&amp;&quot;;&quot;&amp;[.B46]&amp;&quot;;&quot;&amp;[.C46]&amp;&quot;;&quot;&amp;[.D46]" office:value-type="string" office:string-value="46;&quot;sot.wav&quot;;&quot;X_sulep.wav&quot;;&quot;lut.wav&quot;">
            <text:p>46;"sot.wav";"X_sulep.wav";"lut.wav"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[.A47]&amp;&quot;;&quot;&amp;[.B47]&amp;&quot;;&quot;&amp;[.C47]&amp;&quot;;&quot;&amp;[.D47]" office:value-type="string" office:string-value="47;&quot;sot.wav&quot;;&quot;X_hiftam.wav&quot;;&quot;lut.wav&quot;">
            <text:p>47;"sot.wav";"X_hiftam.wav";"lut.wav"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[.A48]&amp;&quot;;&quot;&amp;[.B48]&amp;&quot;;&quot;&amp;[.C48]&amp;&quot;;&quot;&amp;[.D48]" office:value-type="string" office:string-value="48;&quot;sot.wav&quot;;&quot;X_vami.wav&quot;;&quot;lut.wav&quot;">
            <text:p>48;"sot.wav";"X_vami.wav";"lut.wav"</text:p>
          </table:table-cell>
        </table:table-row>
        <table:table-row table:style-name="ro2">
          <table:table-cell table:number-columns-repeated="5"/>
        </table:table-row>
        <table:table-row table:style-name="ro3" table:number-rows-repeated="2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LAATSTEBLOK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[.A1]&amp;&quot;;&quot;&amp;[.B1]&amp;&quot;;&quot;&amp;[.C1]&amp;&quot;;&quot;&amp;[.D1]" office:value-type="string" office:string-value="1;&quot;sot.wav&quot;;&quot;X_mofig.wav&quot;;&quot;toef.wav&quot;">
            <text:p>1;"sot.wav";"X_mofig.wav";"toef.wav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[.A2]&amp;&quot;;&quot;&amp;[.B2]&amp;&quot;;&quot;&amp;[.C2]&amp;&quot;;&quot;&amp;[.D2]" office:value-type="string" office:string-value="2;&quot;sot.wav&quot;;&quot;X_seta.wav&quot;;&quot;toef.wav&quot;">
            <text:p>2;"sot.wav";"X_seta.wav";"toef.wav"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[.A3]&amp;&quot;;&quot;&amp;[.B3]&amp;&quot;;&quot;&amp;[.C3]&amp;&quot;;&quot;&amp;[.D3]" office:value-type="string" office:string-value="3;&quot;sot.wav&quot;;&quot;X_wiffel.wav&quot;;&quot;toef.wav&quot;">
            <text:p>3;"sot.wav";"X_wiffel.wav";"toef.wav"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[.A4]&amp;&quot;;&quot;&amp;[.B4]&amp;&quot;;&quot;&amp;[.C4]&amp;&quot;;&quot;&amp;[.D4]" office:value-type="string" office:string-value="4;&quot;sot.wav&quot;;&quot;X_rogges.wav&quot;;&quot;toef.wav&quot;">
            <text:p>4;"sot.wav";"X_rogges.wav";"toef.wav"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[.A5]&amp;&quot;;&quot;&amp;[.B5]&amp;&quot;;&quot;&amp;[.C5]&amp;&quot;;&quot;&amp;[.D5]" office:value-type="string" office:string-value="5;&quot;sot.wav&quot;;&quot;X_kengel.wav&quot;;&quot;toef.wav&quot;">
            <text:p>5;"sot.wav";"X_kengel.wav";"toef.wav"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[.A6]&amp;&quot;;&quot;&amp;[.B6]&amp;&quot;;&quot;&amp;[.C6]&amp;&quot;;&quot;&amp;[.D6]" office:value-type="string" office:string-value="6;&quot;sot.wav&quot;;&quot;X_kasi.wav&quot;;&quot;toef.wav&quot;">
            <text:p>6;"sot.wav";"X_kasi.wav";"toef.wav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[.A7]&amp;&quot;;&quot;&amp;[.B7]&amp;&quot;;&quot;&amp;[.C7]&amp;&quot;;&quot;&amp;[.D7]" office:value-type="string" office:string-value="7;&quot;sot.wav&quot;;&quot;X_loga.wav&quot;;&quot;toef.wav&quot;">
            <text:p>7;"sot.wav";"X_loga.wav";"toef.wav"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[.A8]&amp;&quot;;&quot;&amp;[.B8]&amp;&quot;;&quot;&amp;[.C8]&amp;&quot;;&quot;&amp;[.D8]" office:value-type="string" office:string-value="8;&quot;sot.wav&quot;;&quot;X_snigger.wav&quot;;&quot;toef.wav&quot;">
            <text:p>8;"sot.wav";"X_snigger.wav";"toef.wav"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tep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[.A9]&amp;&quot;;&quot;&amp;[.B9]&amp;&quot;;&quot;&amp;[.C9]&amp;&quot;;&quot;&amp;[.D9]" office:value-type="string" office:string-value="9;&quot;tep.wav&quot;;&quot;X_noeba.wav&quot;;&quot;toef.wav&quot;">
            <text:p>9;"tep.wav";"X_noeba.wav";"toef.wav"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tep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[.A10]&amp;&quot;;&quot;&amp;[.B10]&amp;&quot;;&quot;&amp;[.C10]&amp;&quot;;&quot;&amp;[.D10]" office:value-type="string" office:string-value="10;&quot;tep.wav&quot;;&quot;X_domo.wav&quot;;&quot;toef.wav&quot;">
            <text:p>10;"tep.wav";"X_domo.wav";"toef.wav"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tep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[.A11]&amp;&quot;;&quot;&amp;[.B11]&amp;&quot;;&quot;&amp;[.C11]&amp;&quot;;&quot;&amp;[.D11]" office:value-type="string" office:string-value="11;&quot;tep.wav&quot;;&quot;X_wadim.wav&quot;;&quot;toef.wav&quot;">
            <text:p>11;"tep.wav";"X_wadim.wav";"toef.wav"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tep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[.A12]&amp;&quot;;&quot;&amp;[.B12]&amp;&quot;;&quot;&amp;[.C12]&amp;&quot;;&quot;&amp;[.D12]" office:value-type="string" office:string-value="12;&quot;tep.wav&quot;;&quot;X_banip.wav&quot;;&quot;toef.wav&quot;">
            <text:p>12;"tep.wav";"X_banip.wav";"toef.wav"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tep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[.A13]&amp;&quot;;&quot;&amp;[.B13]&amp;&quot;;&quot;&amp;[.C13]&amp;&quot;;&quot;&amp;[.D13]" office:value-type="string" office:string-value="13;&quot;tep.wav&quot;;&quot;X_rajee.wav&quot;;&quot;toef.wav&quot;">
            <text:p>13;"tep.wav";"X_rajee.wav";"toef.wav"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tep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[.A14]&amp;&quot;;&quot;&amp;[.B14]&amp;&quot;;&quot;&amp;[.C14]&amp;&quot;;&quot;&amp;[.D14]" office:value-type="string" office:string-value="14;&quot;tep.wav&quot;;&quot;X_plizet.wav&quot;;&quot;toef.wav&quot;">
            <text:p>14;"tep.wav";"X_plizet.wav";"toef.wav"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tep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[.A15]&amp;&quot;;&quot;&amp;[.B15]&amp;&quot;;&quot;&amp;[.C15]&amp;&quot;;&quot;&amp;[.D15]" office:value-type="string" office:string-value="15;&quot;tep.wav&quot;;&quot;X_naspoe.wav&quot;;&quot;toef.wav&quot;">
            <text:p>15;"tep.wav";"X_naspoe.wav";"toef.wav"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tep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[.A16]&amp;&quot;;&quot;&amp;[.B16]&amp;&quot;;&quot;&amp;[.C16]&amp;&quot;;&quot;&amp;[.D16]" office:value-type="string" office:string-value="16;&quot;tep.wav&quot;;&quot;X_fidan.wav&quot;;&quot;toef.wav&quot;">
            <text:p>16;"tep.wav";"X_fidan.wav";"toef.wav"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ji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[.A17]&amp;&quot;;&quot;&amp;[.B17]&amp;&quot;;&quot;&amp;[.C17]&amp;&quot;;&quot;&amp;[.D17]" office:value-type="string" office:string-value="17;&quot;jik.wav&quot;;&quot;X_nilbo.wav&quot;;&quot;toef.wav&quot;">
            <text:p>17;"jik.wav";"X_nilbo.wav";"toef.wav"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ji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[.A18]&amp;&quot;;&quot;&amp;[.B18]&amp;&quot;;&quot;&amp;[.C18]&amp;&quot;;&quot;&amp;[.D18]" office:value-type="string" office:string-value="18;&quot;jik.wav&quot;;&quot;X_poemer.wav&quot;;&quot;toef.wav&quot;">
            <text:p>18;"jik.wav";"X_poemer.wav";"toef.wav"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ji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[.A19]&amp;&quot;;&quot;&amp;[.B19]&amp;&quot;;&quot;&amp;[.C19]&amp;&quot;;&quot;&amp;[.D19]" office:value-type="string" office:string-value="19;&quot;jik.wav&quot;;&quot;X_tita.wav&quot;;&quot;toef.wav&quot;">
            <text:p>19;"jik.wav";"X_tita.wav";"toef.wav"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ji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[.A20]&amp;&quot;;&quot;&amp;[.B20]&amp;&quot;;&quot;&amp;[.C20]&amp;&quot;;&quot;&amp;[.D20]" office:value-type="string" office:string-value="20;&quot;jik.wav&quot;;&quot;X_bensim.wav&quot;;&quot;toef.wav&quot;">
            <text:p>20;"jik.wav";"X_bensim.wav";"toef.wav"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ji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[.A21]&amp;&quot;;&quot;&amp;[.B21]&amp;&quot;;&quot;&amp;[.C21]&amp;&quot;;&quot;&amp;[.D21]" office:value-type="string" office:string-value="21;&quot;jik.wav&quot;;&quot;X_gopem.wav&quot;;&quot;toef.wav&quot;">
            <text:p>21;"jik.wav";"X_gopem.wav";"toef.wav"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ji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[.A22]&amp;&quot;;&quot;&amp;[.B22]&amp;&quot;;&quot;&amp;[.C22]&amp;&quot;;&quot;&amp;[.D22]" office:value-type="string" office:string-value="22;&quot;jik.wav&quot;;&quot;X_sulep.wav&quot;;&quot;toef.wav&quot;">
            <text:p>22;"jik.wav";"X_sulep.wav";"toef.wav"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ji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[.A23]&amp;&quot;;&quot;&amp;[.B23]&amp;&quot;;&quot;&amp;[.C23]&amp;&quot;;&quot;&amp;[.D23]" office:value-type="string" office:string-value="23;&quot;jik.wav&quot;;&quot;X_hiftam.wav&quot;;&quot;toef.wav&quot;">
            <text:p>23;"jik.wav";"X_hiftam.wav";"toef.wav"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ji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[.A24]&amp;&quot;;&quot;&amp;[.B24]&amp;&quot;;&quot;&amp;[.C24]&amp;&quot;;&quot;&amp;[.D24]" office:value-type="string" office:string-value="24;&quot;jik.wav&quot;;&quot;X_vami.wav&quot;;&quot;toef.wav&quot;">
            <text:p>24;"jik.wav";"X_vami.wav";"toef.wav"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[.A25]&amp;&quot;;&quot;&amp;[.B25]&amp;&quot;;&quot;&amp;[.C25]&amp;&quot;;&quot;&amp;[.D25]" office:value-type="string" office:string-value="25;&quot;rak.wav&quot;;&quot;X_mofig.wav&quot;;&quot;lut.wav&quot;">
            <text:p>25;"rak.wav";"X_mofig.wav";"lut.wav"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[.A26]&amp;&quot;;&quot;&amp;[.B26]&amp;&quot;;&quot;&amp;[.C26]&amp;&quot;;&quot;&amp;[.D26]" office:value-type="string" office:string-value="26;&quot;rak.wav&quot;;&quot;X_seta.wav&quot;;&quot;lut.wav&quot;">
            <text:p>26;"rak.wav";"X_seta.wav";"lut.wav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[.A27]&amp;&quot;;&quot;&amp;[.B27]&amp;&quot;;&quot;&amp;[.C27]&amp;&quot;;&quot;&amp;[.D27]" office:value-type="string" office:string-value="27;&quot;rak.wav&quot;;&quot;X_wiffel.wav&quot;;&quot;lut.wav&quot;">
            <text:p>27;"rak.wav";"X_wiffel.wav";"lut.wav"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[.A28]&amp;&quot;;&quot;&amp;[.B28]&amp;&quot;;&quot;&amp;[.C28]&amp;&quot;;&quot;&amp;[.D28]" office:value-type="string" office:string-value="28;&quot;rak.wav&quot;;&quot;X_rogges.wav&quot;;&quot;lut.wav&quot;">
            <text:p>28;"rak.wav";"X_rogges.wav";"lut.wav"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[.A29]&amp;&quot;;&quot;&amp;[.B29]&amp;&quot;;&quot;&amp;[.C29]&amp;&quot;;&quot;&amp;[.D29]" office:value-type="string" office:string-value="29;&quot;rak.wav&quot;;&quot;X_kengel.wav&quot;;&quot;lut.wav&quot;">
            <text:p>29;"rak.wav";"X_kengel.wav";"lut.wav"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[.A30]&amp;&quot;;&quot;&amp;[.B30]&amp;&quot;;&quot;&amp;[.C30]&amp;&quot;;&quot;&amp;[.D30]" office:value-type="string" office:string-value="30;&quot;rak.wav&quot;;&quot;X_kasi.wav&quot;;&quot;lut.wav&quot;">
            <text:p>30;"rak.wav";"X_kasi.wav";"lut.wav"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[.A31]&amp;&quot;;&quot;&amp;[.B31]&amp;&quot;;&quot;&amp;[.C31]&amp;&quot;;&quot;&amp;[.D31]" office:value-type="string" office:string-value="31;&quot;rak.wav&quot;;&quot;X_loga.wav&quot;;&quot;lut.wav&quot;">
            <text:p>31;"rak.wav";"X_loga.wav";"lut.wav"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[.A32]&amp;&quot;;&quot;&amp;[.B32]&amp;&quot;;&quot;&amp;[.C32]&amp;&quot;;&quot;&amp;[.D32]" office:value-type="string" office:string-value="32;&quot;rak.wav&quot;;&quot;X_snigger.wav&quot;;&quot;lut.wav&quot;">
            <text:p>32;"rak.wav";"X_snigger.wav";"lut.wav"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tep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[.A33]&amp;&quot;;&quot;&amp;[.B33]&amp;&quot;;&quot;&amp;[.C33]&amp;&quot;;&quot;&amp;[.D33]" office:value-type="string" office:string-value="33;&quot;tep.wav&quot;;&quot;X_noeba.wav&quot;;&quot;lut.wav&quot;">
            <text:p>33;"tep.wav";"X_noeba.wav";"lut.wav"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tep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[.A34]&amp;&quot;;&quot;&amp;[.B34]&amp;&quot;;&quot;&amp;[.C34]&amp;&quot;;&quot;&amp;[.D34]" office:value-type="string" office:string-value="34;&quot;tep.wav&quot;;&quot;X_domo.wav&quot;;&quot;lut.wav&quot;">
            <text:p>34;"tep.wav";"X_domo.wav";"lut.wav"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tep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[.A35]&amp;&quot;;&quot;&amp;[.B35]&amp;&quot;;&quot;&amp;[.C35]&amp;&quot;;&quot;&amp;[.D35]" office:value-type="string" office:string-value="35;&quot;tep.wav&quot;;&quot;X_wadim.wav&quot;;&quot;lut.wav&quot;">
            <text:p>35;"tep.wav";"X_wadim.wav";"lut.wav"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tep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[.A36]&amp;&quot;;&quot;&amp;[.B36]&amp;&quot;;&quot;&amp;[.C36]&amp;&quot;;&quot;&amp;[.D36]" office:value-type="string" office:string-value="36;&quot;tep.wav&quot;;&quot;X_banip.wav&quot;;&quot;lut.wav&quot;">
            <text:p>36;"tep.wav";"X_banip.wav";"lut.wav"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tep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[.A37]&amp;&quot;;&quot;&amp;[.B37]&amp;&quot;;&quot;&amp;[.C37]&amp;&quot;;&quot;&amp;[.D37]" office:value-type="string" office:string-value="37;&quot;tep.wav&quot;;&quot;X_rajee.wav&quot;;&quot;lut.wav&quot;">
            <text:p>37;"tep.wav";"X_rajee.wav";"lut.wav"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tep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[.A38]&amp;&quot;;&quot;&amp;[.B38]&amp;&quot;;&quot;&amp;[.C38]&amp;&quot;;&quot;&amp;[.D38]" office:value-type="string" office:string-value="38;&quot;tep.wav&quot;;&quot;X_plizet.wav&quot;;&quot;lut.wav&quot;">
            <text:p>38;"tep.wav";"X_plizet.wav";"lut.wav"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tep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[.A39]&amp;&quot;;&quot;&amp;[.B39]&amp;&quot;;&quot;&amp;[.C39]&amp;&quot;;&quot;&amp;[.D39]" office:value-type="string" office:string-value="39;&quot;tep.wav&quot;;&quot;X_naspoe.wav&quot;;&quot;lut.wav&quot;">
            <text:p>39;"tep.wav";"X_naspoe.wav";"lut.wav"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tep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[.A40]&amp;&quot;;&quot;&amp;[.B40]&amp;&quot;;&quot;&amp;[.C40]&amp;&quot;;&quot;&amp;[.D40]" office:value-type="string" office:string-value="40;&quot;tep.wav&quot;;&quot;X_fidan.wav&quot;;&quot;lut.wav&quot;">
            <text:p>40;"tep.wav";"X_fidan.wav";"lut.wav"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jik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[.A41]&amp;&quot;;&quot;&amp;[.B41]&amp;&quot;;&quot;&amp;[.C41]&amp;&quot;;&quot;&amp;[.D41]" office:value-type="string" office:string-value="41;&quot;jik.wav&quot;;&quot;X_nilbo.wav&quot;;&quot;lut.wav&quot;">
            <text:p>41;"jik.wav";"X_nilbo.wav";"lut.wav"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jik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[.A42]&amp;&quot;;&quot;&amp;[.B42]&amp;&quot;;&quot;&amp;[.C42]&amp;&quot;;&quot;&amp;[.D42]" office:value-type="string" office:string-value="42;&quot;jik.wav&quot;;&quot;X_poemer.wav&quot;;&quot;lut.wav&quot;">
            <text:p>42;"jik.wav";"X_poemer.wav";"lut.wav"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jik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[.A43]&amp;&quot;;&quot;&amp;[.B43]&amp;&quot;;&quot;&amp;[.C43]&amp;&quot;;&quot;&amp;[.D43]" office:value-type="string" office:string-value="43;&quot;jik.wav&quot;;&quot;X_tita.wav&quot;;&quot;lut.wav&quot;">
            <text:p>43;"jik.wav";"X_tita.wav";"lut.wav"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jik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[.A44]&amp;&quot;;&quot;&amp;[.B44]&amp;&quot;;&quot;&amp;[.C44]&amp;&quot;;&quot;&amp;[.D44]" office:value-type="string" office:string-value="44;&quot;jik.wav&quot;;&quot;X_bensim.wav&quot;;&quot;lut.wav&quot;">
            <text:p>44;"jik.wav";"X_bensim.wav";"lut.wav"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jik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[.A45]&amp;&quot;;&quot;&amp;[.B45]&amp;&quot;;&quot;&amp;[.C45]&amp;&quot;;&quot;&amp;[.D45]" office:value-type="string" office:string-value="45;&quot;jik.wav&quot;;&quot;X_gopem.wav&quot;;&quot;lut.wav&quot;">
            <text:p>45;"jik.wav";"X_gopem.wav";"lut.wav"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jik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[.A46]&amp;&quot;;&quot;&amp;[.B46]&amp;&quot;;&quot;&amp;[.C46]&amp;&quot;;&quot;&amp;[.D46]" office:value-type="string" office:string-value="46;&quot;jik.wav&quot;;&quot;X_sulep.wav&quot;;&quot;lut.wav&quot;">
            <text:p>46;"jik.wav";"X_sulep.wav";"lut.wav"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jik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[.A47]&amp;&quot;;&quot;&amp;[.B47]&amp;&quot;;&quot;&amp;[.C47]&amp;&quot;;&quot;&amp;[.D47]" office:value-type="string" office:string-value="47;&quot;jik.wav&quot;;&quot;X_hiftam.wav&quot;;&quot;lut.wav&quot;">
            <text:p>47;"jik.wav";"X_hiftam.wav";"lut.wav"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jik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[.A48]&amp;&quot;;&quot;&amp;[.B48]&amp;&quot;;&quot;&amp;[.C48]&amp;&quot;;&quot;&amp;[.D48]" office:value-type="string" office:string-value="48;&quot;jik.wav&quot;;&quot;X_vami.wav&quot;;&quot;lut.wav&quot;">
            <text:p>48;"jik.wav";"X_vami.wav";"lut.wav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un</meta:initial-creator>
    <meta:creation-date>2014-07-10T11:22:36</meta:creation-date>
    <dc:date>2014-08-04T16:54:29</dc:date>
    <dc:creator>Chris Run</dc:creator>
    <meta:editing-duration>PT28M15S</meta:editing-duration>
    <meta:editing-cycles>12</meta:editing-cycles>
    <meta:generator>LibreOffice/3.5$Linux_x86 LibreOffice_project/350m1$Build-2</meta:generator>
    <meta:document-statistic meta:table-count="5" meta:cell-count="1200" meta:object-count="0"/>
  </office:meta>
</office:document-meta>
</file>